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302cm" svg:y="0.69cm">
            <draw:object draw:notify-on-update-of-ranges="Sheet1.A5:Sheet1.A12 Sheet1.D4:Sheet1.D4 Sheet1.D5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303cm" svg:y="10.663cm">
            <draw:object draw:notify-on-update-of-ranges="Sheet1.A25:Sheet1.A36 Sheet1.D24:Sheet1.D24 Sheet1.D25:Sheet1.D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2.461cm" svg:y="20.311cm">
            <draw:object draw:notify-on-update-of-ranges="Sheet1.A51:Sheet1.A61 Sheet1.D50:Sheet1.D50 Sheet1.D51:Sheet1.D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1.235cm" svg:y="49.214cm">
            <draw:object draw:notify-on-update-of-ranges="Sheet1.A108:Sheet1.A119 Sheet1.D107:Sheet1.D107 Sheet1.D108:Sheet1.D1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1.351cm" svg:y="38.855cm">
            <draw:object draw:notify-on-update-of-ranges="Sheet1.A88:Sheet1.A95 Sheet1.D87:Sheet1.D87 Sheet1.D88:Sheet1.D9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2.189cm" svg:y="69.257cm">
            <draw:object draw:notify-on-update-of-ranges="Sheet1.A154:Sheet1.A160 Sheet1.D153:Sheet1.D153 Sheet1.D154:Sheet1.D1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9.688cm" svg:y="81.476cm">
            <draw:object draw:notify-on-update-of-ranges="Sheet1.A169:Sheet1.A189 Sheet1.B168:Sheet1.B168 Sheet1.B169:Sheet1.B189 Sheet1.A169:Sheet1.A189 Sheet1.C168:Sheet1.C168 Sheet1.C169:Sheet1.C18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2.605cm" svg:y="30.058cm">
            <draw:object draw:notify-on-update-of-ranges="Sheet1.A68:Sheet1.A74 Sheet1.D67:Sheet1.D67 Sheet1.D68:Sheet1.D7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5.999cm" svg:height="8.999cm" svg:x="11.302cm" svg:y="58.953cm">
            <draw:object draw:notify-on-update-of-ranges="Sheet1.A134:Sheet1.A144 Sheet1.D133:Sheet1.D133 Sheet1.D134:Sheet1.D1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9" draw:style-name="gr1" draw:text-style-name="P1" svg:width="15.999cm" svg:height="8.999cm" svg:x="1.461cm" svg:y="98.241cm">
            <draw:object draw:notify-on-update-of-ranges="Sheet1.A205:Sheet1.A205 Sheet1.A206:Sheet1.A212 Sheet1.B205:Sheet1.B205 Sheet1.B206:Sheet1.B212 Sheet1.C205:Sheet1.C205 Sheet1.C206:Sheet1.C212 Sheet1.D205:Sheet1.D205 Sheet1.D206:Sheet1.D2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un for custom features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table:style-name="ce4"/>
          <table:table-cell table:number-columns-repeated="2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645" calcext:value-type="float">
            <text:p>0.645</text:p>
          </table:table-cell>
          <table:table-cell table:formula="of:=AVERAGE([.B5:.C5])" office:value-type="float" office:value="0.6529" calcext:value-type="float">
            <text:p>0.6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819" calcext:value-type="float">
            <text:p>0.6819</text:p>
          </table:table-cell>
          <table:table-cell table:formula="of:=AVERAGE([.B6:.C6])" office:value-type="float" office:value="0.6797" calcext:value-type="float">
            <text:p>0.67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7005" calcext:value-type="float">
            <text:p>0.7005</text:p>
          </table:table-cell>
          <table:table-cell table:formula="of:=AVERAGE([.B7:.C7])" office:value-type="float" office:value="0.70405" calcext:value-type="float">
            <text:p>0.704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7147" calcext:value-type="float">
            <text:p>0.7147</text:p>
          </table:table-cell>
          <table:table-cell table:formula="of:=AVERAGE([.B8:.C8])" office:value-type="float" office:value="0.7122" calcext:value-type="float">
            <text:p>0.71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07" calcext:value-type="float">
            <text:p>0.7107</text:p>
          </table:table-cell>
          <table:table-cell table:formula="of:=AVERAGE([.B9:.C9])" office:value-type="float" office:value="0.71285" calcext:value-type="float">
            <text:p>0.7128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7256" calcext:value-type="float">
            <text:p>0.7256</text:p>
          </table:table-cell>
          <table:table-cell table:formula="of:=AVERAGE([.B10:.C10])" office:value-type="float" office:value="0.7257" calcext:value-type="float">
            <text:p>0.72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95" calcext:value-type="float">
            <text:p>0.7395</text:p>
          </table:table-cell>
          <table:table-cell table:formula="of:=AVERAGE([.B11:.C11])" office:value-type="float" office:value="0.73675" calcext:value-type="float">
            <text:p>0.736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73" calcext:value-type="float">
            <text:p>0.7573</text:p>
          </table:table-cell>
          <table:table-cell/>
          <table:table-cell table:formula="of:=AVERAGE([.B12:.C12])" office:value-type="float" office:value="0.7573" calcext:value-type="float">
            <text:p>0.7573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982" calcext:value-type="float">
            <text:p>0.1982</text:p>
          </table:table-cell>
          <table:table-cell table:formula="of:=AVERAGE([.B25:.C25])" office:value-type="float" office:value="0.15585" calcext:value-type="float">
            <text:p>0.155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1732" calcext:value-type="float">
            <text:p>0.1732</text:p>
          </table:table-cell>
          <table:table-cell table:formula="of:=AVERAGE([.B26:.C26])" office:value-type="float" office:value="0.18365" calcext:value-type="float">
            <text:p>0.183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391" calcext:value-type="float">
            <text:p>0.4391</text:p>
          </table:table-cell>
          <table:table-cell table:formula="of:=AVERAGE([.B27:.C27])" office:value-type="float" office:value="0.45045" calcext:value-type="float">
            <text:p>0.450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5399" calcext:value-type="float">
            <text:p>0.5399</text:p>
          </table:table-cell>
          <table:table-cell table:formula="of:=AVERAGE([.B28:.C28])" office:value-type="float" office:value="0.5814" calcext:value-type="float">
            <text:p>0.58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864" calcext:value-type="float">
            <text:p>0.6864</text:p>
          </table:table-cell>
          <table:table-cell table:formula="of:=AVERAGE([.B29:.C29])" office:value-type="float" office:value="0.6931" calcext:value-type="float">
            <text:p>0.693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755" calcext:value-type="float">
            <text:p>0.6755</text:p>
          </table:table-cell>
          <table:table-cell table:formula="of:=AVERAGE([.B30:.C30])" office:value-type="float" office:value="0.6835" calcext:value-type="float">
            <text:p>0.683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6902" calcext:value-type="float">
            <text:p>0.6902</text:p>
          </table:table-cell>
          <table:table-cell table:formula="of:=AVERAGE([.B31:.C31])" office:value-type="float" office:value="0.68785" calcext:value-type="float">
            <text:p>0.6878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951" calcext:value-type="float">
            <text:p>0.6951</text:p>
          </table:table-cell>
          <table:table-cell table:formula="of:=AVERAGE([.B32:.C32])" office:value-type="float" office:value="0.6949" calcext:value-type="float">
            <text:p>0.694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57" calcext:value-type="float">
            <text:p>0.7157</text:p>
          </table:table-cell>
          <table:table-cell table:formula="of:=AVERAGE([.B33:.C33])" office:value-type="float" office:value="0.7171" calcext:value-type="float">
            <text:p>0.717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77" calcext:value-type="float">
            <text:p>0.7177</text:p>
          </table:table-cell>
          <table:table-cell table:formula="of:=AVERAGE([.B34:.C34])" office:value-type="float" office:value="0.71935" calcext:value-type="float">
            <text:p>0.7193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187" calcext:value-type="float">
            <text:p>0.7187</text:p>
          </table:table-cell>
          <table:table-cell table:formula="of:=AVERAGE([.B35:.C35])" office:value-type="float" office:value="0.72145" calcext:value-type="float">
            <text:p>0.7214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268" calcext:value-type="float">
            <text:p>0.7268</text:p>
          </table:table-cell>
          <table:table-cell table:formula="of:=AVERAGE([.B36:.C36])" office:value-type="float" office:value="0.7285" calcext:value-type="float">
            <text:p>0.7285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9" calcext:value-type="float">
            <text:p>0.1139</text:p>
          </table:table-cell>
          <table:table-cell table:formula="of:=AVERAGE([.B51:.C51])" office:value-type="float" office:value="0.10595" calcext:value-type="float">
            <text:p>0.1059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58" calcext:value-type="float">
            <text:p>0.3258</text:p>
          </table:table-cell>
          <table:table-cell table:formula="of:=AVERAGE([.B52:.C52])" office:value-type="float" office:value="0.2134" calcext:value-type="float">
            <text:p>0.213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1554" calcext:value-type="float">
            <text:p>0.1554</text:p>
          </table:table-cell>
          <table:table-cell table:formula="of:=AVERAGE([.B53:.C53])" office:value-type="float" office:value="0.184" calcext:value-type="float">
            <text:p>0.184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135" calcext:value-type="float">
            <text:p>0.1135</text:p>
          </table:table-cell>
          <table:table-cell table:formula="of:=AVERAGE([.B54:.C54])" office:value-type="float" office:value="0.24025" calcext:value-type="float">
            <text:p>0.24025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672" calcext:value-type="float">
            <text:p>0.7672</text:p>
          </table:table-cell>
          <table:table-cell table:formula="of:=AVERAGE([.B55:.C55])" office:value-type="float" office:value="0.75105" calcext:value-type="float">
            <text:p>0.7510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7603" calcext:value-type="float">
            <text:p>0.7603</text:p>
          </table:table-cell>
          <table:table-cell table:formula="of:=AVERAGE([.B56:.C56])" office:value-type="float" office:value="0.8015" calcext:value-type="float">
            <text:p>0.8015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53" calcext:value-type="float">
            <text:p>0.7453</text:p>
          </table:table-cell>
          <table:table-cell table:formula="of:=AVERAGE([.B57:.C57])" office:value-type="float" office:value="0.74715" calcext:value-type="float">
            <text:p>0.74715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376" calcext:value-type="float">
            <text:p>0.7376</text:p>
          </table:table-cell>
          <table:table-cell table:formula="of:=AVERAGE([.B58:.C58])" office:value-type="float" office:value="0.7465" calcext:value-type="float">
            <text:p>0.7465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7325" calcext:value-type="float">
            <text:p>0.7325</text:p>
          </table:table-cell>
          <table:table-cell table:formula="of:=AVERAGE([.B59:.C59])" office:value-type="float" office:value="0.7311" calcext:value-type="float">
            <text:p>0.7311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138" calcext:value-type="float">
            <text:p>0.7138</text:p>
          </table:table-cell>
          <table:table-cell table:formula="of:=AVERAGE([.B60:.C60])" office:value-type="float" office:value="0.71355" calcext:value-type="float">
            <text:p>0.71355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473" calcext:value-type="float">
            <text:p>0.6473</text:p>
          </table:table-cell>
          <table:table-cell table:formula="of:=AVERAGE([.B61:.C61])" office:value-type="float" office:value="0.64495" calcext:value-type="float">
            <text:p>0.64495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 office:value-type="string" calcext:value-type="string">
            <text:p>Sample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072" calcext:value-type="float">
            <text:p>0.1072</text:p>
          </table:table-cell>
          <table:table-cell table:formula="of:=AVERAGE([.B68:.C68])" office:value-type="float" office:value="0.1082" calcext:value-type="float">
            <text:p>0.108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0688" calcext:value-type="float">
            <text:p>0.0688</text:p>
          </table:table-cell>
          <table:table-cell table:formula="of:=AVERAGE([.B69:.C69])" office:value-type="float" office:value="0.08185" calcext:value-type="float">
            <text:p>0.0818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071" calcext:value-type="float">
            <text:p>0.1071</text:p>
          </table:table-cell>
          <table:table-cell table:formula="of:=AVERAGE([.B70:.C70])" office:value-type="float" office:value="0.1128" calcext:value-type="float">
            <text:p>0.1128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1407" calcext:value-type="float">
            <text:p>0.1407</text:p>
          </table:table-cell>
          <table:table-cell table:formula="of:=AVERAGE([.B71:.C71])" office:value-type="float" office:value="0.1527" calcext:value-type="float">
            <text:p>0.1527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335" calcext:value-type="float">
            <text:p>0.335</text:p>
          </table:table-cell>
          <table:table-cell table:formula="of:=AVERAGE([.B72:.C72])" office:value-type="float" office:value="0.3226" calcext:value-type="float">
            <text:p>0.3226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119" calcext:value-type="float">
            <text:p>0.4119</text:p>
          </table:table-cell>
          <table:table-cell table:formula="of:=AVERAGE([.B73:.C73])" office:value-type="float" office:value="0.43165" calcext:value-type="float">
            <text:p>0.43165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672" calcext:value-type="float">
            <text:p>0.672</text:p>
          </table:table-cell>
          <table:table-cell table:formula="of:=AVERAGE([.B74:.C74])" office:value-type="float" office:value="0.6826" calcext:value-type="float">
            <text:p>0.6826</text:p>
          </table:table-cell>
        </table:table-row>
        <table:table-row table:style-name="ro2" table:number-rows-repeated="9">
          <table:table-cell table:number-columns-repeated="4"/>
        </table:table-row>
        <table:table-row table:style-name="ro1">
          <table:table-cell table:style-name="ce1" office:value-type="string" calcext:value-type="string">
            <text:p>Run for pixels values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table:style-name="ce4"/>
          <table:table-cell table:number-columns-repeated="2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791" calcext:value-type="float">
            <text:p>0.7791</text:p>
          </table:table-cell>
          <table:table-cell table:formula="of:=AVERAGE([.B88:.C88])" office:value-type="float" office:value="0.77235" calcext:value-type="float">
            <text:p>0.772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.8135" calcext:value-type="float">
            <text:p>0.8135</text:p>
          </table:table-cell>
          <table:table-cell table:formula="of:=AVERAGE([.B89:.C89])" office:value-type="float" office:value="0.8135" calcext:value-type="float">
            <text:p>0.81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844" calcext:value-type="float">
            <text:p>0.844</text:p>
          </table:table-cell>
          <table:table-cell table:formula="of:=AVERAGE([.B90:.C90])" office:value-type="float" office:value="0.84485" calcext:value-type="float">
            <text:p>0.844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497" calcext:value-type="float">
            <text:p>0.8497</text:p>
          </table:table-cell>
          <table:table-cell table:formula="of:=AVERAGE([.B91:.C91])" office:value-type="float" office:value="0.85075" calcext:value-type="float">
            <text:p>0.850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8558" calcext:value-type="float">
            <text:p>0.8558</text:p>
          </table:table-cell>
          <table:table-cell table:formula="of:=AVERAGE([.B92:.C92])" office:value-type="float" office:value="0.8579" calcext:value-type="float">
            <text:p>0.857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38" calcext:value-type="float">
            <text:p>0.8838</text:p>
          </table:table-cell>
          <table:table-cell table:formula="of:=AVERAGE([.B93:.C93])" office:value-type="float" office:value="0.88135" calcext:value-type="float">
            <text:p>0.8813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43" calcext:value-type="float">
            <text:p>0.9043</text:p>
          </table:table-cell>
          <table:table-cell table:formula="of:=AVERAGE([.B94:.C94])" office:value-type="float" office:value="0.90365" calcext:value-type="float">
            <text:p>0.9036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75" calcext:value-type="float">
            <text:p>0.9275</text:p>
          </table:table-cell>
          <table:table-cell table:formula="of:=AVERAGE([.B95:.C95])" office:value-type="float" office:value="0.924" calcext:value-type="float">
            <text:p>0.924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1135" calcext:value-type="float">
            <text:p>0.1135</text:p>
          </table:table-cell>
          <table:table-cell table:formula="of:=AVERAGE([.B108:.C108])" office:value-type="float" office:value="0.1476" calcext:value-type="float">
            <text:p>0.14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2074" calcext:value-type="float">
            <text:p>0.2074</text:p>
          </table:table-cell>
          <table:table-cell table:formula="of:=AVERAGE([.B109:.C109])" office:value-type="float" office:value="0.2446" calcext:value-type="float">
            <text:p>0.24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5218" calcext:value-type="float">
            <text:p>0.5218</text:p>
          </table:table-cell>
          <table:table-cell table:formula="of:=AVERAGE([.B110:.C110])" office:value-type="float" office:value="0.4743" calcext:value-type="float">
            <text:p>0.47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197" calcext:value-type="float">
            <text:p>0.5197</text:p>
          </table:table-cell>
          <table:table-cell table:formula="of:=AVERAGE([.B111:.C111])" office:value-type="float" office:value="0.6247" calcext:value-type="float">
            <text:p>0.624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33" calcext:value-type="float">
            <text:p>0.8733</text:p>
          </table:table-cell>
          <table:table-cell table:formula="of:=AVERAGE([.B112:.C112])" office:value-type="float" office:value="0.8719" calcext:value-type="float">
            <text:p>0.871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714" calcext:value-type="float">
            <text:p>0.8714</text:p>
          </table:table-cell>
          <table:table-cell table:formula="of:=AVERAGE([.B113:.C113])" office:value-type="float" office:value="0.87245" calcext:value-type="float">
            <text:p>0.8724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694" calcext:value-type="float">
            <text:p>0.8694</text:p>
          </table:table-cell>
          <table:table-cell table:formula="of:=AVERAGE([.B114:.C114])" office:value-type="float" office:value="0.8709" calcext:value-type="float">
            <text:p>0.870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596" calcext:value-type="float">
            <text:p>0.8596</text:p>
          </table:table-cell>
          <table:table-cell table:formula="of:=AVERAGE([.B115:.C115])" office:value-type="float" office:value="0.8584" calcext:value-type="float">
            <text:p>0.858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35" calcext:value-type="float">
            <text:p>0.8535</text:p>
          </table:table-cell>
          <table:table-cell table:formula="of:=AVERAGE([.B116:.C116])" office:value-type="float" office:value="0.8541" calcext:value-type="float">
            <text:p>0.854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float" office:value="0.8567" calcext:value-type="float">
            <text:p>0.8567</text:p>
          </table:table-cell>
          <table:table-cell table:formula="of:=AVERAGE([.B117:.C117])" office:value-type="float" office:value="0.8567" calcext:value-type="float">
            <text:p>0.856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0.8532" calcext:value-type="float">
            <text:p>0.8532</text:p>
          </table:table-cell>
          <table:table-cell table:formula="of:=AVERAGE([.B118:.C118])" office:value-type="float" office:value="0.8532" calcext:value-type="float">
            <text:p>0.8532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0.8523" calcext:value-type="float">
            <text:p>0.8523</text:p>
          </table:table-cell>
          <table:table-cell table:formula="of:=AVERAGE([.B119:.C119])" office:value-type="float" office:value="0.8523" calcext:value-type="float">
            <text:p>0.8523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032" calcext:value-type="float">
            <text:p>0.1032</text:p>
          </table:table-cell>
          <table:table-cell table:formula="of:=AVERAGE([.B134:.C134])" office:value-type="float" office:value="0.10835" calcext:value-type="float">
            <text:p>0.1083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2" calcext:value-type="float">
            <text:p>0.1032</text:p>
          </table:table-cell>
          <table:table-cell table:formula="of:=AVERAGE([.B135:.C135])" office:value-type="float" office:value="0.1006" calcext:value-type="float">
            <text:p>0.10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135" calcext:value-type="float">
            <text:p>0.1135</text:p>
          </table:table-cell>
          <table:table-cell table:formula="of:=AVERAGE([.B136:.C136])" office:value-type="float" office:value="0.10835" calcext:value-type="float">
            <text:p>0.10835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4259" calcext:value-type="float">
            <text:p>0.4259</text:p>
          </table:table-cell>
          <table:table-cell table:formula="of:=AVERAGE([.B137:.C137])" office:value-type="float" office:value="0.4128" calcext:value-type="float">
            <text:p>0.4128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3866" calcext:value-type="float">
            <text:p>0.3866</text:p>
          </table:table-cell>
          <table:table-cell table:formula="of:=AVERAGE([.B138:.C138])" office:value-type="float" office:value="0.3515" calcext:value-type="float">
            <text:p>0.351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9309" calcext:value-type="float">
            <text:p>0.9309</text:p>
          </table:table-cell>
          <table:table-cell table:formula="of:=AVERAGE([.B139:.C139])" office:value-type="float" office:value="0.843" calcext:value-type="float">
            <text:p>0.843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06" calcext:value-type="float">
            <text:p>0.906</text:p>
          </table:table-cell>
          <table:table-cell table:formula="of:=AVERAGE([.B140:.C140])" office:value-type="float" office:value="0.90635" calcext:value-type="float">
            <text:p>0.90635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9079" calcext:value-type="float">
            <text:p>0.9079</text:p>
          </table:table-cell>
          <table:table-cell table:formula="of:=AVERAGE([.B141:.C141])" office:value-type="float" office:value="0.91255" calcext:value-type="float">
            <text:p>0.91255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76" calcext:value-type="float">
            <text:p>0.9076</text:p>
          </table:table-cell>
          <table:table-cell table:formula="of:=AVERAGE([.B142:.C142])" office:value-type="float" office:value="0.9043" calcext:value-type="float">
            <text:p>0.9043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7" calcext:value-type="float">
            <text:p>0.857</text:p>
          </table:table-cell>
          <table:table-cell table:formula="of:=AVERAGE([.B143:.C143])" office:value-type="float" office:value="0.856" calcext:value-type="float">
            <text:p>0.856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7732" calcext:value-type="float">
            <text:p>0.7732</text:p>
          </table:table-cell>
          <table:table-cell table:formula="of:=AVERAGE([.B144:.C144])" office:value-type="float" office:value="0.7733" calcext:value-type="float">
            <text:p>0.7733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office:value-type="string" calcext:value-type="string">
            <text:p>Sample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069" calcext:value-type="float">
            <text:p>0.1069</text:p>
          </table:table-cell>
          <table:table-cell table:formula="of:=AVERAGE([.B154:.C154])" office:value-type="float" office:value="0.1068" calcext:value-type="float">
            <text:p>0.106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29" calcext:value-type="float">
            <text:p>0.1029</text:p>
          </table:table-cell>
          <table:table-cell table:formula="of:=AVERAGE([.B155:.C155])" office:value-type="float" office:value="0.1019" calcext:value-type="float">
            <text:p>0.1019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746" calcext:value-type="float">
            <text:p>0.1746</text:p>
          </table:table-cell>
          <table:table-cell table:formula="of:=AVERAGE([.B156:.C156])" office:value-type="float" office:value="0.1466" calcext:value-type="float">
            <text:p>0.1466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1721" calcext:value-type="float">
            <text:p>0.1721</text:p>
          </table:table-cell>
          <table:table-cell table:formula="of:=AVERAGE([.B157:.C157])" office:value-type="float" office:value="0.16875" calcext:value-type="float">
            <text:p>0.1687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492" calcext:value-type="float">
            <text:p>0.4492</text:p>
          </table:table-cell>
          <table:table-cell table:formula="of:=AVERAGE([.B158:.C158])" office:value-type="float" office:value="0.44405" calcext:value-type="float">
            <text:p>0.4440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6269" calcext:value-type="float">
            <text:p>0.6269</text:p>
          </table:table-cell>
          <table:table-cell table:formula="of:=AVERAGE([.B159:.C159])" office:value-type="float" office:value="0.6367" calcext:value-type="float">
            <text:p>0.6367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85" calcext:value-type="float">
            <text:p>0.8785</text:p>
          </table:table-cell>
          <table:table-cell table:formula="of:=AVERAGE([.B160:.C160])" office:value-type="float" office:value="0.8742" calcext:value-type="float">
            <text:p>0.8742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office:value-type="string" calcext:value-type="string">
            <text:p>10000 sam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Train set</text:p>
          </table:table-cell>
          <table:table-cell office:value-type="string" calcext:value-type="string">
            <text:p>Test se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552" calcext:value-type="float">
            <text:p>0.155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2033" calcext:value-type="float">
            <text:p>0.203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3303" calcext:value-type="float">
            <text:p>0.330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6167" calcext:value-type="float">
            <text:p>0.6167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965" calcext:value-type="float">
            <text:p>0.796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626" calcext:value-type="float">
            <text:p>0.8626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934" calcext:value-type="float">
            <text:p>0.8934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83" calcext:value-type="float">
            <text:p>0.8983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13" calcext:value-type="float">
            <text:p>0.913</text:p>
          </table:table-cell>
          <table:table-cell office:value-type="float" office:value="0.8992" calcext:value-type="float">
            <text:p>0.8992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57" calcext:value-type="float">
            <text:p>0.9057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096" calcext:value-type="float">
            <text:p>0.9096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091" calcext:value-type="float">
            <text:p>0.9091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128" calcext:value-type="float">
            <text:p>0.9128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13" calcext:value-type="float">
            <text:p>0.913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131" calcext:value-type="float">
            <text:p>0.9131</text:p>
          </table:table-cell>
          <table:table-cell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9618" calcext:value-type="float">
            <text:p>0.9618</text:p>
          </table:table-cell>
          <table:table-cell table:style-name="ce5" office:value-type="float" office:value="0.9096" calcext:value-type="float">
            <text:p>0.9096</text:p>
          </table:table-cell>
          <table:table-cell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141" calcext:value-type="float">
            <text:p>0.9141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18" calcext:value-type="float">
            <text:p>0.918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078" calcext:value-type="float">
            <text:p>0.9078</text:p>
          </table:table-cell>
          <table:table-cell/>
        </table:table-row>
        <table:table-row table:style-name="ro2" table:number-rows-repeated="15">
          <table:table-cell table:number-columns-repeated="4"/>
        </table:table-row>
        <table:table-row table:style-name="ro2">
          <table:table-cell table:style-name="ce2" office:value-type="string" calcext:value-type="string">
            <text:p>Structure</text:p>
          </table:table-cell>
          <table:table-cell table:style-name="ce2" office:value-type="string" calcext:value-type="string">
            <text:p>10 Epochs</text:p>
          </table:table-cell>
          <table:table-cell office:value-type="string" calcext:value-type="string">
            <text:p>25 Epochs</text:p>
          </table:table-cell>
          <table:table-cell office:value-type="string" calcext:value-type="string">
            <text:p>50 Epochs</text:p>
          </table:table-cell>
        </table:table-row>
        <table:table-row table:style-name="ro3">
          <table:table-cell table:style-name="ce3" office:value-type="string" calcext:value-type="string">
            <text:p>[25,2]</text:p>
          </table:table-cell>
          <table:table-cell table:style-name="ce3" office:value-type="float" office:value="0.1135" calcext:value-type="float">
            <text:p>0.1135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899" calcext:value-type="float">
            <text:p>0.2899</text:p>
          </table:table-cell>
        </table:table-row>
        <table:table-row table:style-name="ro3">
          <table:table-cell table:style-name="ce3" office:value-type="string" calcext:value-type="string">
            <text:p>[50,25,10]</text:p>
          </table:table-cell>
          <table:table-cell table:style-name="ce3" office:value-type="float" office:value="0.1135" calcext:value-type="float">
            <text:p>0.1135</text:p>
          </table:table-cell>
          <table:table-cell table:number-columns-repeated="2" office:value-type="float" office:value="0.1135" calcext:value-type="float">
            <text:p>0.1135</text:p>
          </table:table-cell>
        </table:table-row>
        <table:table-row table:style-name="ro3">
          <table:table-cell table:style-name="ce3" office:value-type="string" calcext:value-type="string">
            <text:p>[25,25]</text:p>
          </table:table-cell>
          <table:table-cell table:style-name="ce3" office:value-type="float" office:value="0.1136" calcext:value-type="float">
            <text:p>0.1136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7429" calcext:value-type="float">
            <text:p>0.7429</text:p>
          </table:table-cell>
        </table:table-row>
        <table:table-row table:style-name="ro3">
          <table:table-cell table:style-name="ce3" office:value-type="string" calcext:value-type="string">
            <text:p>[25,15]</text:p>
          </table:table-cell>
          <table:table-cell table:style-name="ce3" office:value-type="float" office:value="0.1253" calcext:value-type="float">
            <text:p>0.1253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7241" calcext:value-type="float">
            <text:p>0.7241</text:p>
          </table:table-cell>
        </table:table-row>
        <table:table-row table:style-name="ro3">
          <table:table-cell table:style-name="ce3" office:value-type="string" calcext:value-type="string">
            <text:p>[25,5]</text:p>
          </table:table-cell>
          <table:table-cell table:style-name="ce3" office:value-type="float" office:value="0.141" calcext:value-type="float">
            <text:p>0.141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5605" calcext:value-type="float">
            <text:p>0.5605</text:p>
          </table:table-cell>
        </table:table-row>
        <table:table-row table:style-name="ro3">
          <table:table-cell table:style-name="ce3" office:value-type="string" calcext:value-type="string">
            <text:p>[25,10]</text:p>
          </table:table-cell>
          <table:table-cell table:style-name="ce3" office:value-type="float" office:value="0.2285" calcext:value-type="float">
            <text:p>0.2285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421" calcext:value-type="float">
            <text:p>0.6421</text:p>
          </table:table-cell>
        </table:table-row>
        <table:table-row table:style-name="ro3">
          <table:table-cell table:style-name="ce3" office:value-type="string" calcext:value-type="string">
            <text:p>[25]</text:p>
          </table:table-cell>
          <table:table-cell table:style-name="ce3" office:value-type="float" office:value="0.8776" calcext:value-type="float">
            <text:p>0.8776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078" calcext:value-type="float">
            <text:p>0.9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.00.0000</text:date>, <text:time style:data-style-name="N2" text:time-value="17:49:33.659124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0:55:24.333214797</meta:creation-date>
    <meta:generator>LibreOffice/4.2.8.2$Linux_X86_64 LibreOffice_project/420m0$Build-2</meta:generator>
    <dc:date>2015-05-23T20:42:25.880447261</dc:date>
    <meta:editing-duration>P2DT18H58S</meta:editing-duration>
    <meta:editing-cycles>34</meta:editing-cycles>
    <meta:document-statistic meta:table-count="1" meta:cell-count="436" meta:object-count="10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9cm" svg:y="0.315cm" chart:style-name="ch2">
          <text:p>Epochs variation</text:p>
        </chart:title>
        <chart:plot-area chart:style-name="ch3" table:cell-range-address="Sheet1.A5:Sheet1.A12 Sheet1.D4:Sheet1.D12" chart:data-source-has-labels="row" svg:x="1.354cm" svg:y="1.316cm" svg:width="14.326cm" svg:height="6.5cm">
          <chartooo:coordinate-region svg:x="2.331cm" svg:y="1.529cm" svg:width="13.03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:Sheet1.D12" chart:label-cell-address="Sheet1.D4:Sheet1.D4" chart:class="chart:scatter">
            <chart:domain table:cell-range-address="Sheet1.A5:Sheet1.A1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0.6529">
                <text:p>0.6529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797">
                <text:p>0.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70405">
                <text:p>0.7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7122">
                <text:p>0.7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1285">
                <text:p>0.7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7257">
                <text:p>0.7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73675">
                <text:p>0.73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7573">
                <text:p>0.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7cm" svg:y="0.315cm" chart:style-name="ch2">
          <text:p>Hidden Layers variations</text:p>
        </chart:title>
        <chart:legend chart:legend-position="end" svg:x="13.491cm" svg:y="3.662cm" style:legend-expansion="high" chart:style-name="ch3"/>
        <chart:plot-area chart:style-name="ch4" table:cell-range-address="Sheet1.A205:Sheet1.D212" chart:data-source-has-labels="both" svg:x="1.354cm" svg:y="1.316cm" svg:width="11.817cm" svg:height="6.5cm">
          <chartooo:coordinate-region svg:x="2.119cm" svg:y="1.529cm" svg:width="11.052cm" svg:height="5.613cm"/>
          <chart:axis chart:dimension="x" chart:name="primary-x" chart:style-name="ch5" chartooo:axis-type="auto">
            <chartooo:date-scale/>
            <chart:title svg:x="6.434cm" svg:y="7.997cm" chart:style-name="ch6">
              <text:p>Structures</text:p>
            </chart:title>
            <chart:categories table:cell-range-address="Sheet1.A206:Sheet1.A212"/>
          </chart:axis>
          <chart:axis chart:dimension="y" chart:name="primary-y" chart:style-name="ch7">
            <chart:title svg:x="0.451cm" svg:y="5.621cm" chart:style-name="ch8">
              <text:p>Accuracy [%]</text:p>
            </chart:title>
            <chart:grid chart:style-name="ch9" chart:class="major"/>
          </chart:axis>
          <chart:series chart:style-name="ch10" chart:values-cell-range-address="Sheet1.B206:Sheet1.B212" chart:label-cell-address="Sheet1.B205:Sheet1.B205" chart:class="chart:bar">
            <chart:data-point chart:repeated="7"/>
          </chart:series>
          <chart:series chart:style-name="ch11" chart:values-cell-range-address="Sheet1.C206:Sheet1.C212" chart:label-cell-address="Sheet1.C205:Sheet1.C205" chart:class="chart:bar">
            <chart:data-point chart:repeated="7"/>
          </chart:series>
          <chart:series chart:style-name="ch12" chart:values-cell-range-address="Sheet1.D206:Sheet1.D212" chart:label-cell-address="Sheet1.D205:Sheet1.D20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Epochs</text:p>
                <draw:g>
                  <svg:desc>Sheet1.B205:Sheet1.B205</svg:desc>
                </draw:g>
              </table:table-cell>
              <table:table-cell office:value-type="string">
                <text:p>25 Epochs</text:p>
                <draw:g>
                  <svg:desc>Sheet1.C205:Sheet1.C205</svg:desc>
                </draw:g>
              </table:table-cell>
              <table:table-cell office:value-type="string">
                <text:p>50 Epochs</text:p>
                <draw:g>
                  <svg:desc>Sheet1.D205:Sheet1.D2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5,2]</text:p>
                <draw:g>
                  <svg:desc>Sheet1.A206:Sheet1.A212</svg:desc>
                </draw:g>
              </table:table-cell>
              <table:table-cell office:value-type="float" office:value="0.1135">
                <text:p>0.1135</text:p>
                <draw:g>
                  <svg:desc>Sheet1.B206:Sheet1.B212</svg:desc>
                </draw:g>
              </table:table-cell>
              <table:table-cell office:value-type="float" office:value="0.1941">
                <text:p>0.1941</text:p>
                <draw:g>
                  <svg:desc>Sheet1.C206:Sheet1.C212</svg:desc>
                </draw:g>
              </table:table-cell>
              <table:table-cell office:value-type="float" office:value="0.2899">
                <text:p>0.2899</text:p>
                <draw:g>
                  <svg:desc>Sheet1.D206:Sheet1.D212</svg:desc>
                </draw:g>
              </table:table-cell>
            </table:table-row>
            <table:table-row>
              <table:table-cell office:value-type="string">
                <text:p>[50,25,10]</text:p>
              </table:table-cell>
              <table:table-cell office:value-type="float" office:value="0.1135">
                <text:p>0.1135</text:p>
              </table:table-cell>
              <table:table-cell office:value-type="float" office:value="0.1135">
                <text:p>0.1135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[25,25]</text:p>
              </table:table-cell>
              <table:table-cell office:value-type="float" office:value="0.1136">
                <text:p>0.1136</text:p>
              </table:table-cell>
              <table:table-cell office:value-type="float" office:value="0.5201">
                <text:p>0.5201</text:p>
              </table:table-cell>
              <table:table-cell office:value-type="float" office:value="0.7429">
                <text:p>0.7429</text:p>
              </table:table-cell>
            </table:table-row>
            <table:table-row>
              <table:table-cell office:value-type="string">
                <text:p>[25,15]</text:p>
              </table:table-cell>
              <table:table-cell office:value-type="float" office:value="0.1253">
                <text:p>0.1253</text:p>
              </table:table-cell>
              <table:table-cell office:value-type="float" office:value="0.5201">
                <text:p>0.5201</text:p>
              </table:table-cell>
              <table:table-cell office:value-type="float" office:value="0.7241">
                <text:p>0.7241</text:p>
              </table:table-cell>
            </table:table-row>
            <table:table-row>
              <table:table-cell office:value-type="string">
                <text:p>[25,5]</text:p>
              </table:table-cell>
              <table:table-cell office:value-type="float" office:value="0.141">
                <text:p>0.141</text:p>
              </table:table-cell>
              <table:table-cell office:value-type="float" office:value="0.4595">
                <text:p>0.4595</text:p>
              </table:table-cell>
              <table:table-cell office:value-type="float" office:value="0.5605">
                <text:p>0.5605</text:p>
              </table:table-cell>
            </table:table-row>
            <table:table-row>
              <table:table-cell office:value-type="string">
                <text:p>[25,10]</text:p>
              </table:table-cell>
              <table:table-cell office:value-type="float" office:value="0.2285">
                <text:p>0.2285</text:p>
              </table:table-cell>
              <table:table-cell office:value-type="float" office:value="0.4967">
                <text:p>0.4967</text:p>
              </table:table-cell>
              <table:table-cell office:value-type="float" office:value="0.6421">
                <text:p>0.6421</text:p>
              </table:table-cell>
            </table:table-row>
            <table:table-row>
              <table:table-cell office:value-type="string">
                <text:p>[25]</text:p>
              </table:table-cell>
              <table:table-cell office:value-type="float" office:value="0.8776">
                <text:p>0.8776</text:p>
              </table:table-cell>
              <table:table-cell office:value-type="float" office:value="0.8943">
                <text:p>0.8943</text:p>
              </table:table-cell>
              <table:table-cell office:value-type="float" office:value="0.9078">
                <text:p>0.90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25:Sheet1.A36 Sheet1.D24:Sheet1.D36" chart:data-source-has-labels="row" svg:x="1.354cm" svg:y="1.316cm" svg:width="14.326cm" svg:height="6.5cm">
          <chartooo:coordinate-region svg:x="2.119cm" svg:y="1.53cm" svg:width="13.136cm" svg:height="5.612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25:Sheet1.D36" chart:label-cell-address="Sheet1.D24:Sheet1.D24" chart:class="chart:scatter">
            <chart:domain table:cell-range-address="Sheet1.A25:Sheet1.A3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36</svg:desc>
                </draw:g>
              </table:table-cell>
              <table:table-cell office:value-type="float" office:value="0.15585">
                <text:p>0.15585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365">
                <text:p>0.1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835">
                <text:p>0.6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68785">
                <text:p>0.68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6949">
                <text:p>0.6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71935">
                <text:p>0.71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72145">
                <text:p>0.7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7285">
                <text:p>0.7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9cm" svg:y="0.315cm" chart:style-name="ch2">
          <text:p>Learning Rate variation</text:p>
        </chart:title>
        <chart:plot-area chart:style-name="ch3" table:cell-range-address="Sheet1.A51:Sheet1.A61 Sheet1.D50:Sheet1.D61" chart:data-source-has-labels="row" svg:x="1.354cm" svg:y="1.316cm" svg:width="14.326cm" svg:height="6.5cm">
          <chartooo:coordinate-region svg:x="2.119cm" svg:y="1.53cm" svg:width="13.302cm" svg:height="5.612cm"/>
          <chart:axis chart:dimension="x" chart:name="primary-x" chart:style-name="ch4">
            <chart:title svg:x="7.144cm" svg:y="7.997cm" chart:style-name="ch5">
              <text:p>Learning Rate [%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1:Sheet1.D61" chart:label-cell-address="Sheet1.D50:Sheet1.D50" chart:class="chart:scatter">
            <chart:domain table:cell-range-address="Sheet1.A51:Sheet1.A6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50:Sheet1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51:Sheet1.A61</svg:desc>
                </draw:g>
              </table:table-cell>
              <table:table-cell office:value-type="float" office:value="0.10595">
                <text:p>0.10595</text:p>
                <draw:g>
                  <svg:desc>Sheet1.D51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5105">
                <text:p>0.75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74715">
                <text:p>0.7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7465">
                <text:p>0.7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71355">
                <text:p>0.71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64495">
                <text:p>0.6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108:Sheet1.A119 Sheet1.D107:Sheet1.D119" chart:data-source-has-labels="row" svg:x="1.354cm" svg:y="1.316cm" svg:width="14.326cm" svg:height="6.5cm">
          <chartooo:coordinate-region svg:x="2.119cm" svg:y="1.529cm" svg:width="13.136cm" svg:height="5.613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08:Sheet1.D119" chart:label-cell-address="Sheet1.D107:Sheet1.D107" chart:class="chart:scatter">
            <chart:domain table:cell-range-address="Sheet1.A108:Sheet1.A119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07:Sheet1.D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8:Sheet1.A119</svg:desc>
                </draw:g>
              </table:table-cell>
              <table:table-cell office:value-type="float" office:value="0.1476">
                <text:p>0.1476</text:p>
                <draw:g>
                  <svg:desc>Sheet1.D108:Sheet1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46">
                <text:p>0.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743">
                <text:p>0.4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6247">
                <text:p>0.6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7245">
                <text:p>0.8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8541">
                <text:p>0.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8532">
                <text:p>0.8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8523">
                <text:p>0.85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8cm" svg:y="0.315cm" chart:style-name="ch2">
          <text:p>Epochs variations</text:p>
        </chart:title>
        <chart:plot-area chart:style-name="ch3" table:cell-range-address="Sheet1.A88:Sheet1.A95 Sheet1.D87:Sheet1.D95" chart:data-source-has-labels="row" svg:x="1.354cm" svg:y="1.316cm" svg:width="14.326cm" svg:height="6.5cm">
          <chartooo:coordinate-region svg:x="2.331cm" svg:y="1.53cm" svg:width="13.03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88:Sheet1.D95" chart:label-cell-address="Sheet1.D87:Sheet1.D87" chart:class="chart:scatter">
            <chart:domain table:cell-range-address="Sheet1.A88:Sheet1.A95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87:Sheet1.D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8:Sheet1.A95</svg:desc>
                </draw:g>
              </table:table-cell>
              <table:table-cell office:value-type="float" office:value="0.77235">
                <text:p>0.77235</text:p>
                <draw:g>
                  <svg:desc>Sheet1.D88:Sheet1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4485">
                <text:p>0.84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5075">
                <text:p>0.85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88135">
                <text:p>0.88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90365">
                <text:p>0.9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924">
                <text:p>0.9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8cm" svg:y="0.315cm" chart:style-name="ch2">
          <text:p>Samples variation</text:p>
        </chart:title>
        <chart:plot-area chart:style-name="ch3" table:cell-range-address="Sheet1.A154:Sheet1.A160 Sheet1.D153:Sheet1.D160" chart:data-source-has-labels="row" svg:x="1.354cm" svg:y="1.316cm" svg:width="14.326cm" svg:height="6.5cm">
          <chartooo:coordinate-region svg:x="2.119cm" svg:y="1.529cm" svg:width="13.031cm" svg:height="5.613cm"/>
          <chart:axis chart:dimension="x" chart:name="primary-x" chart:style-name="ch4">
            <chart:title svg:x="7.598cm" svg:y="7.997cm" chart:style-name="ch5">
              <text:p>Sample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54:Sheet1.D160" chart:label-cell-address="Sheet1.D153:Sheet1.D153" chart:class="chart:scatter">
            <chart:domain table:cell-range-address="Sheet1.A154:Sheet1.A16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53:Sheet1.D1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154:Sheet1.A160</svg:desc>
                </draw:g>
              </table:table-cell>
              <table:table-cell office:value-type="float" office:value="0.1068">
                <text:p>0.1068</text:p>
                <draw:g>
                  <svg:desc>Sheet1.D154:Sheet1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466">
                <text:p>0.1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44405">
                <text:p>0.44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6367">
                <text:p>0.6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0.8742">
                <text:p>0.87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04cm" svg:y="0.315cm" chart:style-name="ch2">
          <text:p>Overfitting</text:p>
        </chart:title>
        <chart:legend chart:legend-position="end" svg:x="13.265cm" svg:y="3.925cm" style:legend-expansion="high" chart:style-name="ch3"/>
        <chart:plot-area chart:style-name="ch4" table:cell-range-address="Sheet1.A169:Sheet1.C189 Sheet1.B168:Sheet1.C168" chart:data-source-has-labels="row" svg:x="1.354cm" svg:y="1.316cm" svg:width="11.591cm" svg:height="6.5cm">
          <chartooo:coordinate-region svg:x="2.119cm" svg:y="1.53cm" svg:width="10.401cm" svg:height="5.612cm"/>
          <chart:axis chart:dimension="x" chart:name="primary-x" chart:style-name="ch5">
            <chart:title svg:x="6.306cm" svg:y="7.997cm" chart:style-name="ch6">
              <text:p>Epochs [n]</text:p>
            </chart:title>
          </chart:axis>
          <chart:axis chart:dimension="y" chart:name="primary-y" chart:style-name="ch5">
            <chart:title svg:x="0.451cm" svg:y="5.621cm" chart:style-name="ch7">
              <text:p>Accuracy [%]</text:p>
            </chart:title>
            <chart:grid chart:style-name="ch8" chart:class="major"/>
          </chart:axis>
          <chart:series chart:style-name="ch9" chart:values-cell-range-address="Sheet1.B169:Sheet1.B189" chart:label-cell-address="Sheet1.B168:Sheet1.B168" chart:class="chart:scatter">
            <chart:domain table:cell-range-address="Sheet1.A169:Sheet1.A189"/>
            <chart:data-point chart:repeated="21"/>
          </chart:series>
          <chart:series chart:style-name="ch10" chart:values-cell-range-address="Sheet1.C169:Sheet1.C189" chart:label-cell-address="Sheet1.C168:Sheet1.C168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set</text:p>
                <draw:g>
                  <svg:desc>Sheet1.B168:Sheet1.B168</svg:desc>
                </draw:g>
              </table:table-cell>
              <table:table-cell office:value-type="string">
                <text:p>Test set</text:p>
                <draw:g>
                  <svg:desc>Sheet1.C168:Sheet1.C1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69:Sheet1.A189</svg:desc>
                </draw:g>
              </table:table-cell>
              <table:table-cell office:value-type="float" office:value="0.1299">
                <text:p>0.1299</text:p>
                <draw:g>
                  <svg:desc>Sheet1.B169:Sheet1.B189</svg:desc>
                </draw:g>
              </table:table-cell>
              <table:table-cell office:value-type="float" office:value="0.1552">
                <text:p>0.1552</text:p>
                <draw:g>
                  <svg:desc>Sheet1.C169:Sheet1.C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75">
                <text:p>0.1575</text:p>
              </table:table-cell>
              <table:table-cell office:value-type="float" office:value="0.2033">
                <text:p>0.2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188">
                <text:p>0.2188</text:p>
              </table:table-cell>
              <table:table-cell office:value-type="float" office:value="0.3303">
                <text:p>0.3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756">
                <text:p>0.5756</text:p>
              </table:table-cell>
              <table:table-cell office:value-type="float" office:value="0.6167">
                <text:p>0.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836">
                <text:p>0.7836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494">
                <text:p>0.8494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873">
                <text:p>0.8873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0.8991">
                <text:p>0.8991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899">
                <text:p>0.899</text:p>
              </table:table-cell>
              <table:table-cell office:value-type="float" office:value="0.8983">
                <text:p>0.8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913">
                <text:p>0.913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915">
                <text:p>0.915</text:p>
              </table:table-cell>
              <table:table-cell office:value-type="float" office:value="0.9057">
                <text:p>0.9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0.9249">
                <text:p>0.9249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0.9353">
                <text:p>0.9353</text:p>
              </table:table-cell>
              <table:table-cell office:value-type="float" office:value="0.9091">
                <text:p>0.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9439">
                <text:p>0.9439</text:p>
              </table:table-cell>
              <table:table-cell office:value-type="float" office:value="0.9128">
                <text:p>0.9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949">
                <text:p>0.94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0.9528">
                <text:p>0.9528</text:p>
              </table:table-cell>
              <table:table-cell office:value-type="float" office:value="0.9131">
                <text:p>0.9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">
                <text:p>2500</text:p>
              </table:table-cell>
              <table:table-cell office:value-type="float" office:value="0.9539">
                <text:p>0.953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0.9618">
                <text:p>0.9618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0">
                <text:p>3500</text:p>
              </table:table-cell>
              <table:table-cell office:value-type="float" office:value="0.9661">
                <text:p>0.9661</text:p>
              </table:table-cell>
              <table:table-cell office:value-type="float" office:value="0.9141">
                <text:p>0.9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0.9674">
                <text:p>0.9674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0.9635">
                <text:p>0.9635</text:p>
              </table:table-cell>
              <table:table-cell office:value-type="float" office:value="0.9078">
                <text:p>0.9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9cm" svg:y="0.315cm" chart:style-name="ch2">
          <text:p>Learning Rate variation</text:p>
        </chart:title>
        <chart:plot-area chart:style-name="ch3" table:cell-range-address="Sheet1.A134:Sheet1.A144 Sheet1.D133:Sheet1.D144" chart:data-source-has-labels="row" svg:x="1.354cm" svg:y="1.316cm" svg:width="14.326cm" svg:height="6.5cm">
          <chartooo:coordinate-region svg:x="2.119cm" svg:y="1.529cm" svg:width="13.302cm" svg:height="5.613cm"/>
          <chart:axis chart:dimension="x" chart:name="primary-x" chart:style-name="ch4">
            <chart:title svg:x="7.144cm" svg:y="7.997cm" chart:style-name="ch5">
              <text:p>Learning Rate [%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34:Sheet1.D144" chart:label-cell-address="Sheet1.D133:Sheet1.D133" chart:class="chart:scatter">
            <chart:domain table:cell-range-address="Sheet1.A134:Sheet1.A144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33:Sheet1.D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134:Sheet1.A144</svg:desc>
                </draw:g>
              </table:table-cell>
              <table:table-cell office:value-type="float" office:value="0.10835">
                <text:p>0.10835</text:p>
                <draw:g>
                  <svg:desc>Sheet1.D134:Sheet1.D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0835">
                <text:p>0.1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4128">
                <text:p>0.4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3515">
                <text:p>0.3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90635">
                <text:p>0.90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91255">
                <text:p>0.91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9043">
                <text:p>0.9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7733">
                <text:p>0.77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9cm" svg:y="0.315cm" chart:style-name="ch2">
          <text:p>Sample variation</text:p>
        </chart:title>
        <chart:plot-area chart:style-name="ch3" table:cell-range-address="Sheet1.A68:Sheet1.A74 Sheet1.D67:Sheet1.D74" chart:data-source-has-labels="row" svg:x="1.354cm" svg:y="1.316cm" svg:width="14.326cm" svg:height="6.5cm">
          <chartooo:coordinate-region svg:x="2.119cm" svg:y="1.53cm" svg:width="13.031cm" svg:height="5.612cm"/>
          <chart:axis chart:dimension="x" chart:name="primary-x" chart:style-name="ch4">
            <chart:title svg:x="7.598cm" svg:y="7.997cm" chart:style-name="ch5">
              <text:p>Sample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68:Sheet1.D74" chart:label-cell-address="Sheet1.D67:Sheet1.D67" chart:class="chart:scatter">
            <chart:domain table:cell-range-address="Sheet1.A68:Sheet1.A7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67:Sheet1.D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68:Sheet1.A74</svg:desc>
                </draw:g>
              </table:table-cell>
              <table:table-cell office:value-type="float" office:value="0.1082">
                <text:p>0.1082</text:p>
                <draw:g>
                  <svg:desc>Sheet1.D68:Sheet1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8185">
                <text:p>0.08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527">
                <text:p>0.1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3226">
                <text:p>0.3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43165">
                <text:p>0.43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0.6826">
                <text:p>0.68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